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21mm" table:align="margins" style:writing-mode="lr-tb"/>
    </style:style>
    <style:style style:name="Table1.A" style:family="table-column">
      <style:table-column-properties style:column-width="159.21mm" style:rel-column-width="65535*"/>
    </style:style>
    <style:style style:name="Table1.A1" style:family="table-cell">
      <style:table-cell-properties style:writing-mode="page"/>
    </style:style>
    <style:style style:name="P1" style:family="paragraph" style:parent-style-name="Heading_20_3">
      <style:text-properties officeooo:rsid="00149e07" officeooo:paragraph-rsid="00149e07"/>
    </style:style>
    <style:style style:name="P2" style:family="paragraph" style:parent-style-name="Table_20_Contents">
      <style:paragraph-properties fo:text-align="center" style:justify-single-word="false"/>
      <style:text-properties fo:font-size="10pt" officeooo:rsid="00149e07" officeooo:paragraph-rsid="00149e07"/>
    </style:style>
    <style:style style:name="P3" style:family="paragraph" style:parent-style-name="Text_20_body">
      <style:text-properties officeooo:rsid="00149e07"/>
    </style:style>
    <style:style style:name="P4" style:family="paragraph" style:parent-style-name="Text_20_body">
      <style:text-properties officeooo:rsid="00149e07" officeooo:paragraph-rsid="00149e07"/>
    </style:style>
    <style:style style:name="P5" style:family="paragraph" style:parent-style-name="Text_20_body" style:list-style-name="Numbering_20_123">
      <style:text-properties officeooo:rsid="00149e07" officeooo:paragraph-rsid="00149e07"/>
    </style:style>
    <style:style style:name="P6" style:family="paragraph" style:parent-style-name="Text_20_body">
      <style:text-properties officeooo:paragraph-rsid="00149e07"/>
    </style:style>
    <style:style style:name="P7" style:family="paragraph" style:parent-style-name="Text_20_body" style:list-style-name="Numbering_20_123">
      <style:text-properties fo:font-weight="bold" officeooo:rsid="00149e07" officeooo:paragraph-rsid="00149e07" style:font-weight-asian="bold" style:font-weight-complex="bold"/>
    </style:style>
    <style:style style:name="P8" style:family="paragraph" style:parent-style-name="Text_20_body">
      <style:text-properties fo:font-weight="bold" officeooo:rsid="0014f289" officeooo:paragraph-rsid="0014f289" style:font-weight-asian="bold" style:font-weight-complex="bold"/>
    </style:style>
    <style:style style:name="P9" style:family="paragraph" style:parent-style-name="Text_20_body" style:list-style-name="Numbering_20_123">
      <style:text-properties fo:font-weight="bold" officeooo:rsid="0014f289" officeooo:paragraph-rsid="0014f289" style:font-weight-asian="bold" style:font-weight-complex="bold"/>
    </style:style>
    <style:style style:name="P10" style:family="paragraph" style:parent-style-name="Text_20_body" style:list-style-name="Numbering_20_123">
      <style:text-properties fo:font-weight="bold" officeooo:rsid="0016727c" officeooo:paragraph-rsid="0016727c" style:font-weight-asian="bold" style:font-weight-complex="bold"/>
    </style:style>
    <style:style style:name="P11" style:family="paragraph" style:parent-style-name="Text_20_body">
      <style:text-properties fo:font-weight="bold" officeooo:rsid="0016727c" officeooo:paragraph-rsid="0016727c" style:font-weight-asian="bold" style:font-weight-complex="bold"/>
    </style:style>
    <style:style style:name="P12" style:family="paragraph" style:parent-style-name="normal">
      <style:paragraph-properties fo:text-align="center" style:justify-single-word="false"/>
    </style:style>
    <style:style style:name="P13" style:family="paragraph" style:parent-style-name="normal" style:master-page-name="Standard">
      <style:paragraph-properties fo:text-align="center" style:justify-single-word="false" style:page-number="1"/>
    </style:style>
    <style:style style:name="P14" style:family="paragraph" style:parent-style-name="normal">
      <style:paragraph-properties fo:text-align="center" style:justify-single-word="false"/>
      <style:text-properties fo:font-size="14pt" fo:font-weight="bold" style:font-size-asian="14pt" style:font-weight-asian="bold" style:font-size-complex="14pt"/>
    </style:style>
    <style:style style:name="P15" style:family="paragraph" style:parent-style-name="normal">
      <style:text-properties officeooo:rsid="00149e07" officeooo:paragraph-rsid="00149e07"/>
    </style:style>
    <style:style style:name="T1" style:family="text">
      <style:text-properties fo:font-size="14pt" fo:font-weight="bold" style:font-size-asian="14pt" style:font-weight-asian="bold" style:font-size-complex="14pt"/>
    </style:style>
    <style:style style:name="T2" style:family="text">
      <style:text-properties officeooo:rsid="00149e07"/>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4f289" style:font-weight-asian="normal" style:font-weight-complex="normal"/>
    </style:style>
    <style:style style:name="T7" style:family="text">
      <style:text-properties fo:font-weight="normal" officeooo:rsid="00149e07" style:font-weight-asian="normal" style:font-weight-complex="normal"/>
    </style:style>
    <style:style style:name="T8" style:family="text">
      <style:text-properties fo:font-weight="normal" officeooo:rsid="0016727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Λειτουργικά εργασία 1</text:span></text:p>
      <text:p text:style-name="P12"><text:span text:style-name="T1">sdi1400294</text:span></text:p>
      <text:p text:style-name="P12"><text:span text:style-name="T1">Παναγιώτης Μαντάς</text:span></text:p>
      <text:p text:style-name="P14"/>
      <text:p text:style-name="P1"><text:bookmark-start text:name="__DdeLink__6_2069176735"/><text:bookmark-start text:name="__DdeLink__10_2069176735"/>Μεταγλώττιση<text:bookmark-end text:name="__DdeLink__6_2069176735"/><text:bookmark-end text:name="__DdeLink__10_2069176735"/></text:p>
      <text:p text:style-name="P15">Η άσκηση είναι γραμμένη σε C και συμπεριλαμβάνει makefile. Δεν χρειάζεται κάποιες ειδικές επικεφαλίδες πέρα από αυτά που μάθαμε στο φροντιστήριο.</text:p>
      <text:p text:style-name="Heading_20_3">Εκτέλεση</text:p>
      <text:p text:style-name="Text_20_body">Παράδειγμα εκτέλεσης:</text:p>
      <table:table table:name="Table1" table:style-name="Table1">
        <table:table-column table:style-name="Table1.A"/>
        <table:table-row>
          <table:table-cell table:style-name="Table1.A1" office:value-type="string">
            <text:p text:style-name="P2">"${OUTPUT_PATH}" lorem.txt 10 1000 200</text:p>
          </table:table-cell>
        </table:table-row>
      </table:table>
      <text:p text:style-name="P3"/>
      <text:p text:style-name="P4">Οι παράμετροι είναι:</text:p>
      <text:list xml:id="list1762732242" text:style-name="Numbering_20_123">
        <text:list-item>
          <text:p text:style-name="P5">Το αρχείο κειμένου</text:p>
        </text:list-item>
        <text:list-item>
          <text:p text:style-name="P5">Το πλήθος παιδιών</text:p>
        </text:list-item>
        <text:list-item>
          <text:p text:style-name="P5">Οι επαναλήψεις</text:p>
        </text:list-item>
        <text:list-item>
          <text:p text:style-name="P5">Το πλήθος γραμμών για κάθε τμήμα του αρχείου</text:p>
        </text:list-item>
      </text:list>
      <text:p text:style-name="P4"/>
      <text:p text:style-name="P4">Η άσκηση έχει δοκιμαστεί σε Ubuntu 18.04 και στους υπολογιστές της σχολής για αρχεία μεγαλύτερα των 1000 γραμμών.</text:p>
      <text:p text:style-name="P4">Το μέγιστο πλήθος γραμμάτων ανά γραμμή είναι 64000 και το ελάχιστο πλήθος γραμμών είναι 1000.</text:p>
      <text:p text:style-name="P1"><text:bookmark-start text:name="__DdeLink__6_20691767351"/>Υ<text:bookmark-end text:name="__DdeLink__6_20691767351"/>λοποίηση</text:p>
      <text:p text:style-name="Text_20_body">Γενικά έχουν υλοποιηθεί όλες οι λεπτομέρειες της εφαρμογής (<text:span text:style-name="T2">εγγραφή σε log, τυχαίες κατανομές ώστε να γίνεται συχνότερα επανεπιλογή του εκάστοτε τμήματος που ζητά το κάθε παιδί κλπ).</text:span></text:p>
      <text:p text:style-name="P1">Προσέγγιση λύσης επικοινωνίας</text:p>
      <text:p text:style-name="P6">Ο τρόπος υλοποίησης της άσκησης γίνεται με ένα σύστημα producer/consumer <text:span text:style-name="T2">με τόσες ουρές όσες είναι τα παιδιά συν μία επιπλέον.</text:span></text:p>
      <text:p text:style-name="P4">Η μία ουρά έχει κατεύθυνση από τα <text:span text:style-name="T3">παιδιά</text:span> προς το <text:span text:style-name="T3">γονιό</text:span> όπου έχει υλοποιηθεί ως ένα κλασικό πρόβλημα παραγωγού καταναλωτή με πολλούς παραγωγούς (τις διεργασίες παιδιά) και έναν καταναλωτή (τη διεργασία γονιό). Μέσω αυτής της ουράς τα παιδιά στέλνουν αιτήσεις στο γονιό. Κάθε παιδί έχει ένα μοναδικό αναγνωριστικό και στέλνει αιτήσεις που συμπεριλαμβάνουν το αναγνωριστικό του, τον αριθμό τμήματος και τον αριθμό γραμμής. Στην ουρά αυτή έμμεσα γίνεται σειριοποίηση των αιτήσεων καθώς ο γονιός δεν έχει νήματα άρα μπορεί να καταναλώνει μία αίτηση κάθε φορά.</text:p>
      <text:p text:style-name="P4">Οι υπόλοιπες ουρές (1 για κάθε παιδί) έχουν αντίστροφή κατεύθυνση. Παραγωγός είναι ο γονιός και καταναλωτής σε κάθε <text:s/>ουρά είναι το εκάστοτε παιδί. Αν ο γονιός κρίνει ότι ένα παιδί είναι έτοιμο να εξυπηρετηθεί τότε γράφει στην αντίστοιχη ουρά την αντίστοιχη γραμμή. Στις ουρές αυτές υπάρχει απόλυτη παραλληλία καθώς τα παιδιά επιτρέπεται ταυτόχρονα να διαβάζουν (το κάθε ένα στη δική του ουρά) διαφορετικές ή ίδιες γραμμές του ίδιου τμήματος του αρχείου. Για τις ουρές έχουν χρησιμοποιηθεί αντίστοιχοι σημαφόροι όπως το πρόβλημα παραγωγού καταναλωτή.</text:p>
      <text:p text:style-name="P4"><text:soft-page-break/>Το ενεργό τμήμα του αρχείου αποθηκεύεται καθαρά στη μνήμη του γονιού (στο heap) και στις ενδιάμεσες ουρές αποθηκεύεται μόνο η κατάλληλη γραμμή που ζητά το παιδί.</text:p>
      <text:p text:style-name="P4">Η παραλληλία επιτυγχάνεται ως εξής: Ο γονιός έχει τρεις πίνακες με τόσες θέσεις όσα τα παιδιά:</text:p>
      <text:list xml:id="list181611208692435" text:continue-list="list1762732242" text:style-name="Numbering_20_123">
        <text:list-item text:start-value="1">
          <text:p text:style-name="P5"><text:span text:style-name="T4">segments_read</text:span>: πίνακας που κρατάμε ποιο παιδί διαβάζει ποιο τμήμα</text:p>
        </text:list-item>
        <text:list-item>
          <text:p text:style-name="P7">segments_desired: <text:s/><text:span text:style-name="T5">πίνακας που κρατάμε ποιο παιδί θέλει να διαβάσει ποιο τμήμα</text:span></text:p>
        </text:list-item>
        <text:list-item>
          <text:p text:style-name="P7">linenumbers_desired: <text:span text:style-name="T5">πίανκας που κρατάμε ποιο παιδί </text:span><text:span text:style-name="T6">θέλει να διαβάσει ποια γραμμή</text:span></text:p>
        </text:list-item>
      </text:list>
      <text:p text:style-name="P8"><text:span text:style-name="T5">Όταν έρχεται μία αίτηση εκτελείται ο ακόλουθος αλγόριθμος:</text:span></text:p>
      <text:list xml:id="list181609872836219" text:continue-list="list181611208692435" text:style-name="Numbering_20_123">
        <text:list-item text:start-value="1">
          <text:p text:style-name="P9"><text:span text:style-name="T5">Αν δεν υπάρχει κανένα τμήμα ήδη στη μνήμη, τότε φορτώνουμε το τμήμα από το δίσκο, αντιγράφουμε τη γραμμή στον αντίστοιχο εξερχόμενο buffer και ανεβάζουμε τον αντίστοιχο σημαφόρο ώστε να πάει το παιδί να διαβάσει την αντίστοιχη γραμμή. Καταγράφουμε στον πίνακα </text:span><text:span text:style-name="T2">segments_read </text:span><text:span text:style-name="T5">ότι το παιδί θα διαβάσει αυτό το τμήμα.</text:span></text:p>
        </text:list-item>
        <text:list-item>
          <text:p text:style-name="P9"><text:span text:style-name="T5">Αν υπάρχει τμήμα και έχει ίδιο ID με αυτό που ζητά το παιδί τότε κάνουμε το ίδιο με το βήμα 1 (χωρίς την ανάγνωση του τμήματος από το δίσκο).</text:span><text:span text:style-name="T8"> Με αυτόν τον τρόπο τα παιδιά μπορούν παράλληλα να διαβάζουν διαφορετικές γραμμές του τμήματος.</text:span></text:p>
        </text:list-item>
        <text:list-item>
          <text:p text:style-name="P9"><text:span text:style-name="T5">Αν το παιδί ζητά τμήμα που δεν υπάρχει στη μνήμη τότε κοιτάμε αν στον πίνακα </text:span><text:span text:style-name="T2">segments_read </text:span><text:span text:style-name="T5">υπάρχει κάποιο παιδί που διαβάζει τώρα αυτό το τμήμα. </text:span></text:p>
          <text:list>
            <text:list-item>
              <text:p text:style-name="P9"><text:span text:style-name="T5">Αν όχι τότε κάνουμε το ίδιο με το βήμα 1 (διαβάζουμε το νέο τμήμα στη μνήμη κλπ)</text:span></text:p>
            </text:list-item>
            <text:list-item>
              <text:p text:style-name="P9"><text:span text:style-name="T5">Αν ναι τότε βάζουμε αυτό το παιδί σε αναμονή (ουσιαστικά δεν κάνουμε up τον αντίστοιχο σημαφόρο) και καταγράφουμε στο </text:span><text:span text:style-name="T2">segments_desired </text:span><text:span text:style-name="T5">και</text:span> <text:span text:style-name="T2">linenumbers_desired </text:span><text:span text:style-name="T5">ότι εκκρεμεί αυτή η αίτηση για εξυπηρέτηση.</text:span></text:p>
            </text:list-item>
          </text:list>
        </text:list-item>
        <text:list-item>
          <text:p text:style-name="P10"><text:span text:style-name="T5">Όταν ένα παιδί διαβάσει τη γραμμή στέλνει μία αίτηση στο γονιό ότι τελείωσε την ανάγνωση. Οπότε κοιτάμε το </text:span><text:span text:style-name="T2">segments_desired </text:span><text:span text:style-name="T7"><text:s/></text:span><text:span text:style-name="T5">για να δούμε αν υπάρχει κάποιος που θέλει να εξυπηρετηθεί. Αν δεν υπάρχει τότε απλά περιμένουμε για την επόμενη αίτηση. Αν υπάρχει τότε:</text:span></text:p>
          <text:list>
            <text:list-item>
              <text:p text:style-name="P10"><text:span text:style-name="T5">Βρίσκουμε στον πίνακα την πρώτη αίτηση που εκκρεμεί</text:span></text:p>
            </text:list-item>
            <text:list-item>
              <text:p text:style-name="P10"><text:span text:style-name="T5">Φορτώνουμε το τμήμα στη μνήμη</text:span></text:p>
            </text:list-item>
            <text:list-item>
              <text:p text:style-name="P10"><text:span text:style-name="T5">Φορτώνουμε τη γραμμή στον αντίστοιχο buffer.</text:span></text:p>
            </text:list-item>
            <text:list-item>
              <text:p text:style-name="P10"><text:span text:style-name="T5">Αναζητούμε στον πίνακα όλες τις διεργασίες που θέλουν το ίδιο τμήμα και επαναλαμβάνυομε τα μήματα 4.1, 4.2, 4.3 για κάθε τέτοιο παιδί (ώστε να διαβάζουν ταυτόχρονα το νέο τμήμα).</text:span></text:p>
            </text:list-item>
          </text:list>
        </text:list-item>
      </text:list>
      <text:p text:style-name="P11"><text:span text:style-name="T5"/></text:p>
      <text:p text:style-name="P4"/>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l" fo:country="G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Arial" fo:font-size="11pt" fo:language="el" fo:country="G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fo:font-size="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mm" fo:margin-bottom="0m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7.06mm" fo:margin-bottom="2.12m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6.35mm" fo:margin-bottom="2.12m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5.64mm" fo:margin-bottom="1.41m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4.94mm" fo:margin-bottom="1.41m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4.23mm" fo:margin-bottom="1.41m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4.23mm" fo:margin-bottom="1.41m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mm" fo:margin-bottom="1.06m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mm" fo:margin-bottom="5.64m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2-18T18:16:09.692248155</dc:date>
    <meta:editing-duration>PT21M7S</meta:editing-duration>
    <meta:editing-cycles>3</meta:editing-cycles>
    <meta:document-statistic meta:table-count="1" meta:image-count="0" meta:object-count="0" meta:page-count="2" meta:paragraph-count="37" meta:word-count="658" meta:character-count="4150" meta:non-whitespace-character-count="3542"/>
  </office:meta>
</office:document-meta>
</file>